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eb613d" draw:marker-start-width="0.279cm" draw:marker-end-width="0.279cm" draw:fill="none" draw:fill-color="#ffffcc" draw:textarea-horizontal-align="justify" draw:textarea-vertical-align="middle" draw:auto-grow-height="false" fo:min-height="8.588cm" fo:min-width="15.45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4.322cm" fo:min-width="8.644cm"/>
    </style:style>
    <style:style style:name="gr4" style:family="graphic" style:parent-style-name="standard">
      <style:graphic-properties draw:stroke="none" draw:fill-color="#ff8080" draw:textarea-horizontal-align="justify" draw:textarea-vertical-align="middle" draw:auto-grow-height="false" fo:min-height="2.29cm" fo:min-width="1.786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2.036cm" fo:min-width="1.994cm"/>
    </style:style>
    <style:style style:name="gr6" style:family="graphic" style:parent-style-name="standard">
      <style:graphic-properties draw:fill-color="#9966cc" draw:textarea-horizontal-align="justify" draw:textarea-vertical-align="middle" draw:auto-grow-height="false" fo:min-height="0.132cm" fo:min-width="0.868cm"/>
    </style:style>
    <style:style style:name="gr7" style:family="graphic" style:parent-style-name="standard">
      <style:graphic-properties draw:stroke="none" draw:fill="none" fo:min-height="0.709cm"/>
    </style:style>
    <style:style style:name="gr8" style:family="graphic" style:parent-style-name="standard">
      <style:graphic-properties draw:stroke="none" draw:fill="none" fo:min-height="0.865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2.036cm" fo:min-width="2.294cm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 fo:min-height="0.132cm" fo:min-width="0.43cm"/>
    </style:style>
    <style:style style:name="gr1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-color="#ffff00"/>
    </style:style>
    <style:style style:name="gr13" style:family="graphic" style:parent-style-name="standard">
      <style:graphic-properties draw:fill-color="#944794" draw:textarea-horizontal-align="justify" draw:textarea-vertical-align="middle" draw:auto-grow-height="false" fo:min-height="0.943cm" fo:min-width="0cm"/>
    </style:style>
    <style:style style:name="gr14" style:family="graphic" style:parent-style-name="standard">
      <style:graphic-properties draw:stroke="none" draw:fill-color="#ccffff" draw:textarea-horizontal-align="justify" draw:textarea-vertical-align="middle" draw:auto-grow-height="false" fo:min-height="2.036cm" fo:min-width="6.104cm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1.782cm" fo:min-width="0.846cm" draw:shadow="visible" draw:shadow-offset-x="0.035cm" draw:shadow-offset-y="0.035cm" draw:shadow-color="#33a3a3"/>
    </style:style>
    <style:style style:name="gr16" style:family="graphic" style:parent-style-name="objectwithoutfill">
      <style:graphic-properties svg:stroke-width="0.159cm" svg:stroke-color="#b80047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0066cc" fo:font-weight="bold" style:font-weight-asian="bold" style:font-weight-complex="bold"/>
    </style:style>
    <style:style style:name="P2" style:family="paragraph">
      <loext:graphic-properties draw:fill-color="#ffffff"/>
      <style:text-properties fo:color="#0066cc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66cc"/>
    </style:style>
    <style:style style:name="P5" style:family="paragraph">
      <loext:graphic-properties draw:fill="none" draw:fill-color="#ffffcc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8080"/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cc99"/>
      <style:paragraph-properties fo:text-align="center"/>
    </style:style>
    <style:style style:name="P11" style:family="paragraph">
      <loext:graphic-properties draw:fill-color="#9966cc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944794"/>
      <style:paragraph-properties fo:text-align="center"/>
    </style:style>
    <style:style style:name="P14" style:family="paragraph">
      <loext:graphic-properties draw:fill-color="#ccffff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T1" style:family="text">
      <style:text-properties fo:color="#0066cc" fo:font-weight="bold" style:font-weight-asian="bold" style:font-weight-complex="bold"/>
    </style:style>
    <style:style style:name="T2" style:family="text">
      <style:text-properties fo:color="#0066cc" fo:font-size="20pt" style:font-size-asian="26pt" style:font-size-complex="26pt"/>
    </style:style>
    <style:style style:name="T3" style:family="text">
      <style:text-properties fo:color="#0066cc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66cc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PGA Learning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USB HID Contr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USB HID CONTROL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">Purpose:</text:span></text:p>
                <text:list>
                  <text:list-item>
                    <text:p text:style-name="P4"><text:span text:style-name="T2">This project is for investigating FPGA and VGA controller.</text:span></text:p>
                  </text:list-item>
                  <text:list-item>
                    <text:p text:style-name="P4"><text:span text:style-name="T2">Display basic and build acrade games.</text:span></text:p>
                  </text:list-item>
                  <text:list-item>
                    <text:p text:style-name="P4"><text:span text:style-name="T2">( This is non-embedded system. It contains no C code)</text:span></text:p>
                  </text:list-item>
                </text:list>
              </text:list-item>
              <text:list-item>
                <text:p><text:span text:style-name="T1">Hardware</text:span><text:span text:style-name="T3">:</text:span></text:p>
                <text:list>
                  <text:list-item>
                    <text:p><text:span text:style-name="T3">Basys3 FPGA Board</text:span></text:p>
                  </text:list-item>
                </text:list>
              </text:list-item>
              <text:list-item>
                <text:p><text:span text:style-name="T1">Software</text:span></text:p>
                <text:list>
                  <text:list-item>
                    <text:p><text:span text:style-name="T3">Vivado</text:span></text:p>
                  </text:list-item>
                </text:list>
              </text:list-item>
              <text:list-item>
                <text:p><text:span text:style-name="T1"><text:s/></text:span><text:span text:style-name="T1">Reference doc:</text:span></text:p>
                <text:list>
                  <text:list-item>
                    <text:p><text:span text:style-name="T3">https://reference.digilentinc.com/_media/basys3:basys3_rm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custom-shape draw:style-name="gr2" draw:text-style-name="P5" draw:layer="layout" svg:width="16.002cm" svg:height="8.89cm" svg:x="6.096cm" svg:y="5.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2.5cm" svg:height="2.6cm" svg:x="4.5cm" svg:y="0.6cm" presentation:class="title">
          <draw:text-box>
            <text:p>USB HID CONTROL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<text:span text:style-name="T1">Hardware System:</text:span></text:p>
              </text:list-item>
            </text:list>
          </draw:text-box>
        </draw:frame>
        <draw:custom-shape draw:style-name="gr3" draw:text-style-name="P6" draw:layer="layout" svg:width="9.144cm" svg:height="4.572cm" svg:x="9.906cm" svg:y="5.588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286cm" svg:height="2.54cm" svg:x="6.504cm" svg:y="6.342cm">
          <text:p text:style-name="P7"><text:span text:style-name="T4">Mouse</text:span></text:p>
          <text:p text:style-name="P7"><text:span text:style-name="T4">Keyboard</text:span></text:p>
          <text:p text:style-name="P7"><text:span text:style-name="T4">(USB IF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494cm" svg:height="2.286cm" svg:x="15.54cm" svg:y="6.542cm">
          <text:p text:style-name="P9"><text:span text:style-name="T5">OUTPUT</text:span></text:p>
          <text:p text:style-name="P9"><text:span text:style-name="T5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1.708cm" svg:height="0.762cm" svg:x="8.96cm" svg:y="7.2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2" draw:layer="layout" svg:width="1.899cm" svg:height="0.959cm" svg:x="5.975cm" svg:y="12.934cm">
          <draw:text-box>
            <text:p text:style-name="P9"><text:span text:style-name="T5">Arty A7</text:span></text:p>
            <text:p text:style-name="P9"><text:span text:style-name="T6">FPGA KIT</text:span></text:p>
          </draw:text-box>
        </draw:frame>
        <draw:frame draw:style-name="gr8" draw:text-style-name="P12" draw:layer="layout" svg:width="1.899cm" svg:height="1.115cm" svg:x="17.317cm" svg:y="9.045cm">
          <draw:text-box>
            <text:p text:style-name="P9"><text:span text:style-name="T5">Artix7</text:span></text:p>
            <text:p text:style-name="P9"><text:span text:style-name="T7">FPGA</text:span></text:p>
          </draw:text-box>
        </draw:frame>
        <draw:custom-shape draw:style-name="gr9" draw:text-style-name="P10" draw:layer="layout" svg:width="2.794cm" svg:height="2.286cm" svg:x="10.876cm" svg:y="6.542cm">
          <text:p text:style-name="P9"><text:span text:style-name="T5">USER</text:span></text:p>
          <text:p text:style-name="P9"><text:span text:style-name="T5">Input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62cm" svg:height="0.762cm" svg:x="14.178cm" svg:y="7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.062cm" svg:height="0.762cm" svg:x="18.542cm" svg:y="7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3d:scene draw:style-name="gr11" svg:width="1.016cm" svg:height="1.016cm" svg:x="20.22cm" svg:y="6.09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7.36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8.63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9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</draw:g>
        <draw:custom-shape draw:style-name="gr13" draw:text-style-name="P13" draw:layer="layout" svg:width="1.016cm" svg:height="1.27cm" svg:x="16.256cm" svg:y="9.398cm">
          <text:p/>
          <draw:enhanced-geometry svg:viewBox="0 0 21600 21600" draw:text-areas="?f0 0 ?f2 ?f5" draw:type="down-arrow" draw:modifiers="18642.9371499689 5968.141592920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14" draw:layer="layout" svg:width="6.604cm" svg:height="2.286cm" svg:x="11.684cm" svg:y="10.82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46cm" svg:height="2.032cm" svg:x="11.862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192cm" svg:y1="11.228cm" svg:x2="12.954cm" svg:y2="11.228cm">
            <text:p/>
          </draw:line>
          <draw:line draw:style-name="gr16" draw:text-style-name="P12" draw:layer="layout" svg:x1="12.192cm" svg:y1="12.01cm" svg:x2="12.954cm" svg:y2="12.01cm">
            <text:p/>
          </draw:line>
          <draw:line draw:style-name="gr16" draw:text-style-name="P12" draw:layer="layout" svg:x1="12.192cm" svg:y1="11.228cm" svg:x2="12.192cm" svg:y2="11.929cm">
            <text:p/>
          </draw:line>
          <draw:line draw:style-name="gr16" draw:text-style-name="P12" draw:layer="layout" svg:x1="12.954cm" svg:y1="11.228cm" svg:x2="12.954cm" svg:y2="11.929cm">
            <text:p/>
          </draw:line>
          <draw:line draw:style-name="gr16" draw:text-style-name="P12" draw:layer="layout" svg:x1="12.192cm" svg:y1="12.792cm" svg:x2="12.954cm" svg:y2="12.792cm">
            <text:p/>
          </draw:line>
          <draw:line draw:style-name="gr16" draw:text-style-name="P12" draw:layer="layout" svg:x1="12.192cm" svg:y1="12.091cm" svg:x2="12.192cm" svg:y2="12.792cm">
            <text:p/>
          </draw:line>
          <draw:line draw:style-name="gr16" draw:text-style-name="P12" draw:layer="layout" svg:x1="12.954cm" svg:y1="12.091cm" svg:x2="12.954cm" svg:y2="12.792cm">
            <text:p/>
          </draw:line>
          <draw:custom-shape draw:style-name="gr15" draw:text-style-name="P15" draw:layer="layout" svg:width="1.346cm" svg:height="2.032cm" svg:x="13.462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3.792cm" svg:y1="11.228cm" svg:x2="14.554cm" svg:y2="11.228cm">
            <text:p/>
          </draw:line>
          <draw:line draw:style-name="gr16" draw:text-style-name="P12" draw:layer="layout" svg:x1="13.792cm" svg:y1="12.01cm" svg:x2="14.554cm" svg:y2="12.01cm">
            <text:p/>
          </draw:line>
          <draw:line draw:style-name="gr16" draw:text-style-name="P12" draw:layer="layout" svg:x1="13.792cm" svg:y1="11.228cm" svg:x2="13.792cm" svg:y2="11.929cm">
            <text:p/>
          </draw:line>
          <draw:line draw:style-name="gr16" draw:text-style-name="P12" draw:layer="layout" svg:x1="14.554cm" svg:y1="11.228cm" svg:x2="14.554cm" svg:y2="11.929cm">
            <text:p/>
          </draw:line>
          <draw:line draw:style-name="gr16" draw:text-style-name="P12" draw:layer="layout" svg:x1="13.792cm" svg:y1="12.792cm" svg:x2="14.554cm" svg:y2="12.792cm">
            <text:p/>
          </draw:line>
          <draw:line draw:style-name="gr16" draw:text-style-name="P12" draw:layer="layout" svg:x1="13.792cm" svg:y1="12.091cm" svg:x2="13.792cm" svg:y2="12.792cm">
            <text:p/>
          </draw:line>
          <draw:line draw:style-name="gr16" draw:text-style-name="P12" draw:layer="layout" svg:x1="14.554cm" svg:y1="12.091cm" svg:x2="14.554cm" svg:y2="12.792cm">
            <text:p/>
          </draw:line>
          <draw:custom-shape draw:style-name="gr15" draw:text-style-name="P15" draw:layer="layout" svg:width="1.346cm" svg:height="2.032cm" svg:x="15.088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5.418cm" svg:y1="11.228cm" svg:x2="16.18cm" svg:y2="11.228cm">
            <text:p/>
          </draw:line>
          <draw:line draw:style-name="gr16" draw:text-style-name="P12" draw:layer="layout" svg:x1="15.418cm" svg:y1="12.01cm" svg:x2="16.18cm" svg:y2="12.01cm">
            <text:p/>
          </draw:line>
          <draw:line draw:style-name="gr16" draw:text-style-name="P12" draw:layer="layout" svg:x1="15.418cm" svg:y1="11.228cm" svg:x2="15.418cm" svg:y2="11.929cm">
            <text:p/>
          </draw:line>
          <draw:line draw:style-name="gr16" draw:text-style-name="P12" draw:layer="layout" svg:x1="16.18cm" svg:y1="11.228cm" svg:x2="16.18cm" svg:y2="11.929cm">
            <text:p/>
          </draw:line>
          <draw:line draw:style-name="gr16" draw:text-style-name="P12" draw:layer="layout" svg:x1="15.418cm" svg:y1="12.792cm" svg:x2="16.18cm" svg:y2="12.792cm">
            <text:p/>
          </draw:line>
          <draw:line draw:style-name="gr16" draw:text-style-name="P12" draw:layer="layout" svg:x1="15.418cm" svg:y1="12.091cm" svg:x2="15.418cm" svg:y2="12.792cm">
            <text:p/>
          </draw:line>
          <draw:line draw:style-name="gr16" draw:text-style-name="P12" draw:layer="layout" svg:x1="16.18cm" svg:y1="12.091cm" svg:x2="16.18cm" svg:y2="12.792cm">
            <text:p/>
          </draw:line>
          <draw:custom-shape draw:style-name="gr15" draw:text-style-name="P15" draw:layer="layout" svg:width="1.346cm" svg:height="2.032cm" svg:x="16.688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7.018cm" svg:y1="11.228cm" svg:x2="17.78cm" svg:y2="11.228cm">
            <text:p/>
          </draw:line>
          <draw:line draw:style-name="gr16" draw:text-style-name="P12" draw:layer="layout" svg:x1="17.018cm" svg:y1="12.01cm" svg:x2="17.78cm" svg:y2="12.01cm">
            <text:p/>
          </draw:line>
          <draw:line draw:style-name="gr16" draw:text-style-name="P12" draw:layer="layout" svg:x1="17.018cm" svg:y1="11.228cm" svg:x2="17.018cm" svg:y2="11.929cm">
            <text:p/>
          </draw:line>
          <draw:line draw:style-name="gr16" draw:text-style-name="P12" draw:layer="layout" svg:x1="17.78cm" svg:y1="11.228cm" svg:x2="17.78cm" svg:y2="11.929cm">
            <text:p/>
          </draw:line>
          <draw:line draw:style-name="gr16" draw:text-style-name="P12" draw:layer="layout" svg:x1="17.018cm" svg:y1="12.792cm" svg:x2="17.78cm" svg:y2="12.792cm">
            <text:p/>
          </draw:line>
          <draw:line draw:style-name="gr16" draw:text-style-name="P12" draw:layer="layout" svg:x1="17.018cm" svg:y1="12.091cm" svg:x2="17.018cm" svg:y2="12.792cm">
            <text:p/>
          </draw:line>
          <draw:line draw:style-name="gr16" draw:text-style-name="P12" draw:layer="layout" svg:x1="17.78cm" svg:y1="12.091cm" svg:x2="17.78cm" svg:y2="12.792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B HID CONTROL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<text:span text:style-name="T1">Hardware System:</text:span></text:p>
                <text:list>
                  <text:list-item>
                    <text:p><text:span text:style-name="T8">HID devices are Mouse and Keyboard. </text:span></text:p>
                  </text:list-item>
                  <text:list-item>
                    <text:p><text:span text:style-name="T8">The protocol to communicate between those devices and USB host is described on reference document.</text:span></text:p>
                  </text:list-item>
                  <text:list-item>
                    <text:p><text:span text:style-name="T8">FPGA get the data from HID device, then control the output follow each value from device.</text:span></text:p>
                  </text:list-item>
                  <text:list-item>
                    <text:p><text:span text:style-name="T8">Output devices: 7Segment LED, Single Led, other devices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66cc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1:12.592000000</meta:creation-date>
    <meta:editing-duration>PT22H25M30S</meta:editing-duration>
    <meta:editing-cycles>21</meta:editing-cycles>
    <meta:generator>LibreOffice/5.4.5.1$Windows_x86 LibreOffice_project/79c9829dd5d8054ec39a82dc51cd9eff340dbee8</meta:generator>
    <dc:title>DNA</dc:title>
    <dc:date>2018-07-05T15:29:02.651000000</dc:date>
    <meta:document-statistic meta:object-count="93"/>
  </office:meta>
</office:document-meta>
</file>